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officeooo:rsid="002642e6" officeooo:paragraph-rsid="002642e6" style:font-size-asian="14pt" style:font-size-complex="14pt"/>
    </style:style>
    <style:style style:name="P2" style:family="paragraph" style:parent-style-name="Standard">
      <style:text-properties style:font-name="PT Astra Serif" fo:font-size="14pt" officeooo:rsid="002642e6" officeooo:paragraph-rsid="002642e6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ва приятеля недавно познакомились с девочкой. Им очень хочется знать, в какой день она появилась на свет. Девочка назвала 10 дат, одна из которых теоретически может быть ее днем рождения: 15 сентября, 16 сентября, 19 сентября, 17 октября, 18 октября, 14 ноября, 16 ноября, 14 декабря, 15 декабря и 17 декабря. Потом она назвала одному из них (А) верный месяц, а другому (Б) — число.</text:p>
      <text:p text:style-name="P1"/>
      <text:p text:style-name="P1">– Я не имею понятия, в какой день она родилась, но уверен, что Б тоже, – говорит после этого А.</text:p>
      <text:p text:style-name="P1"/>
      <text:p text:style-name="P1">– Изначально я не догадывался, какой день правильный, но сейчас уверен на 100%, – ответил ему Б.</text:p>
      <text:p text:style-name="P1"/>
      <text:p text:style-name="P1">– Я точно знаю верную дату, после фразы Б, – окончил разговор А.</text:p>
      <text:p text:style-name="P1"/>
      <text:p text:style-name="P1">Когда девочка отмечает день рождения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9-03-01T14:18:59.847870542</dc:date>
    <meta:editing-duration>PT59M39S</meta:editing-duration>
    <meta:editing-cycles>19</meta:editing-cycles>
    <meta:generator>LibreOffice/6.1.5.2$Linux_X86_64 LibreOffice_project/10$Build-2</meta:generator>
    <meta:print-date>2019-03-01T14:03:59.434028822</meta:print-date>
    <meta:document-statistic meta:table-count="0" meta:image-count="0" meta:object-count="0" meta:page-count="1" meta:paragraph-count="5" meta:word-count="113" meta:character-count="675" meta:non-whitespace-character-count="560"/>
  </office:meta>
</office:document-meta>
</file>